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Tabe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ource-Target-Transformation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65" calcext:value-type="float">
            <text:p>465</text:p>
          </table:table-cell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98" calcext:value-type="float">
            <text:p>98</text:p>
          </table:table-cell>
          <table:table-cell/>
          <table:table-cell table:formula="of:=([.A2]*[.B3]*[.C4])+([.B2]*[.C3]*[.D4])+([.C2]*[.D3]*[.E4])-([.A4]*[.B3]*[.C2])-([.B4]*[.C3]*[.D2])-([.C4]*[.D3]*[.E2])" office:value-type="float" office:value="52257" calcext:value-type="float">
            <text:p>52257</text:p>
          </table:table-cell>
          <table:table-cell/>
          <table:table-cell office:value-type="string" calcext:value-type="string">
            <text:p>DH</text:p>
          </table:table-cell>
          <table:table-cell table:formula="of:=[.G2]" office:value-type="float" office:value="52257" calcext:value-type="float">
            <text:p>522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D1</text:p>
          </table:table-cell>
          <table:table-cell table:formula="of:=[.G6]" office:value-type="float" office:value="-25830315" calcext:value-type="float">
            <text:p>-258303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269" calcext:value-type="float">
            <text:p>269</text:p>
          </table:table-cell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415" calcext:value-type="float">
            <text:p>415</text:p>
          </table:table-cell>
          <table:table-cell table:number-columns-repeated="3"/>
          <table:table-cell office:value-type="string" calcext:value-type="string">
            <text:p>D2</text:p>
          </table:table-cell>
          <table:table-cell table:formula="of:=[.G10]" office:value-type="float" office:value="118200" calcext:value-type="float">
            <text:p>1182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table:formula="of:=[.G14]" office:value-type="float" office:value="31200" calcext:value-type="float">
            <text:p>312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465" calcext:value-type="float">
            <text:p>465</text:p>
          </table:table-cell>
          <table:table-cell table:formula="of:=[.A6]" office:value-type="float" office:value="5" calcext:value-type="float">
            <text:p>5</text:p>
          </table:table-cell>
          <table:table-cell table:formula="of:=[.B6]" office:value-type="float" office:value="98" calcext:value-type="float">
            <text:p>98</text:p>
          </table:table-cell>
          <table:table-cell/>
          <table:table-cell table:style-name="ce1" table:formula="of:=([.A6]*[.B7]*[.C8])+([.B6]*[.C7]*[.D8])+([.C6]*[.D7]*[.E8])-([.A8]*[.B7]*[.C6])-([.B8]*[.C7]*[.D6])-([.C8]*[.D7]*[.E6])" office:value-type="float" office:value="-25830315" calcext:value-type="float">
            <text:p>-25.830.3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table:formula="of:=[.A7]" office:value-type="float" office:value="5" calcext:value-type="float">
            <text:p>5</text:p>
          </table:table-cell>
          <table:table-cell table:formula="of:=[.B7]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15" calcext:value-type="float">
            <text:p>415</text:p>
          </table:table-cell>
          <table:table-cell office:value-type="float" office:value="269" calcext:value-type="float">
            <text:p>269</text:p>
          </table:table-cell>
          <table:table-cell table:formula="of:=[.A8]" office:value-type="float" office:value="605" calcext:value-type="float">
            <text:p>605</text:p>
          </table:table-cell>
          <table:table-cell table:formula="of:=[.B8]" office:value-type="float" office:value="415" calcext:value-type="float">
            <text:p>415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formula="of:=[.J3]/[.J2]" office:value-type="float" office:value="-494.293874504851" calcext:value-type="float">
            <text:p>-494,2938745049</text:p>
          </table:table-cell>
          <table:table-cell office:value-type="string" calcext:value-type="string">
            <text:p>a0</text:p>
          </table:table-cell>
          <table:table-cell table:formula="of:=[.J8]" office:value-type="float" office:value="-494.293874504851" calcext:value-type="float">
            <text:p>-494,29387450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X2</text:p>
          </table:table-cell>
          <table:table-cell table:formula="of:=[.J4]/[.J2]" office:value-type="float" office:value="2.26189792755038" calcext:value-type="float">
            <text:p>2,2618979276</text:p>
          </table:table-cell>
          <table:table-cell office:value-type="string" calcext:value-type="string">
            <text:p>a1</text:p>
          </table:table-cell>
          <table:table-cell table:formula="of:=[.J9]" office:value-type="float" office:value="2.26189792755038" calcext:value-type="float">
            <text:p>2,2618979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5" calcext:value-type="float">
            <text:p>5</text:p>
          </table:table-cell>
          <table:table-cell/>
          <table:table-cell table:formula="of:=([.A10]*[.B11]*[.C12])+([.B10]*[.C11]*[.D12])+([.C10]*[.D11]*[.E12])-([.A12]*[.B11]*[.C10])-([.B12]*[.C11]*[.D10])-([.C12]*[.D11]*[.E10])" office:value-type="float" office:value="118200" calcext:value-type="float">
            <text:p>118200</text:p>
          </table:table-cell>
          <table:table-cell/>
          <table:table-cell office:value-type="string" calcext:value-type="string">
            <text:p>X3</text:p>
          </table:table-cell>
          <table:table-cell table:formula="of:=[.J5]/[.J2]" office:value-type="float" office:value="0.597049199150353" calcext:value-type="float">
            <text:p>0,5970491992</text:p>
          </table:table-cell>
          <table:table-cell office:value-type="string" calcext:value-type="string">
            <text:p>a2</text:p>
          </table:table-cell>
          <table:table-cell table:formula="of:=[.J10]" office:value-type="float" office:value="0.597049199150353" calcext:value-type="float">
            <text:p>0,5970491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69" calcext:value-type="float">
            <text:p>269</text:p>
          </table:table-cell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605" calcext:value-type="float">
            <text:p>605</text:p>
          </table:table-cell>
          <table:table-cell table:number-columns-repeated="3"/>
          <table:table-cell office:value-type="string" calcext:value-type="string">
            <text:p>XZ1</text:p>
          </table:table-cell>
          <table:table-cell table:formula="of:=[.A2]*[.$L$8]+[.B2]*[.$L$9]+[.C2]*[.$L$10]" office:value-type="float" office:value="4.99999999999994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XZ2</text:p>
          </table:table-cell>
          <table:table-cell table:formula="of:=[.A3]*[.$L$8]+[.B3]*[.$L$9]+[.C3]*[.$L$10]" office:value-type="float" office:value="4.99999999999994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98" calcext:value-type="float">
            <text:p>98</text:p>
          </table:table-cell>
          <table:table-cell/>
          <table:table-cell table:formula="of:=([.A14]*[.B15]*[.C16])+([.B14]*[.C15]*[.D16])+([.C14]*[.D15]*[.E16])-([.A16]*[.B15]*[.C14])-([.B16]*[.C15]*[.D14])-([.C16]*[.D15]*[.E14])" office:value-type="float" office:value="31200" calcext:value-type="float">
            <text:p>31200</text:p>
          </table:table-cell>
          <table:table-cell/>
          <table:table-cell office:value-type="string" calcext:value-type="string">
            <text:p>XZ3</text:p>
          </table:table-cell>
          <table:table-cell table:formula="of:=[.A4]*[.$L$8]+[.B4]*[.$L$9]+[.C4]*[.$L$10]"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605" calcext:value-type="float">
            <text:p>605</text:p>
          </table:table-cell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arget-Source-Transformatio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5" calcext:value-type="float">
            <text:p>5</text:p>
          </table:table-cell>
          <table:table-cell/>
          <table:table-cell table:formula="of:=([.A20]*[.B21]*[.C22])+([.B20]*[.C21]*[.D22])+([.C20]*[.D21]*[.E22])-([.A22]*[.B21]*[.C20])-([.B22]*[.C21]*[.D20])-([.C22]*[.D21]*[.E20])" office:value-type="float" office:value="240000" calcext:value-type="float">
            <text:p>240000</text:p>
          </table:table-cell>
          <table:table-cell/>
          <table:table-cell office:value-type="string" calcext:value-type="string">
            <text:p>DH</text:p>
          </table:table-cell>
          <table:table-cell table:formula="of:=[.G20]" office:value-type="float" office:value="240000" calcext:value-type="float">
            <text:p>240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1</text:p>
          </table:table-cell>
          <table:table-cell table:formula="of:=[.G24]" office:value-type="float" office:value="38590000" calcext:value-type="float">
            <text:p>38590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100" calcext:value-type="float">
            <text:p>100</text:p>
          </table:table-cell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605" calcext:value-type="float">
            <text:p>605</text:p>
          </table:table-cell>
          <table:table-cell table:number-columns-repeated="3"/>
          <table:table-cell office:value-type="string" calcext:value-type="string">
            <text:p>D2</text:p>
          </table:table-cell>
          <table:table-cell table:formula="of:=[.G28]" office:value-type="float" office:value="106000" calcext:value-type="float">
            <text:p>106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table:formula="of:=[.G32]" office:value-type="float" office:value="-31200" calcext:value-type="float">
            <text:p>-312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A24]" office:value-type="float" office:value="98" calcext:value-type="float">
            <text:p>98</text:p>
          </table:table-cell>
          <table:table-cell table:formula="of:=[.B24]" office:value-type="float" office:value="5" calcext:value-type="float">
            <text:p>5</text:p>
          </table:table-cell>
          <table:table-cell/>
          <table:table-cell table:style-name="ce1" table:formula="of:=([.A24]*[.B25]*[.C26])+([.B24]*[.C25]*[.D26])+([.C24]*[.D25]*[.E26])-([.A26]*[.B25]*[.C24])-([.B26]*[.C25]*[.D24])-([.C26]*[.D25]*[.E24])" office:value-type="float" office:value="38590000" calcext:value-type="float">
            <text:p>38.590.0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A25]" office:value-type="float" office:value="150" calcext:value-type="float">
            <text:p>150</text:p>
          </table:table-cell>
          <table:table-cell table:formula="of:=[.B2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05" calcext:value-type="float">
            <text:p>605</text:p>
          </table:table-cell>
          <table:table-cell office:value-type="float" office:value="100" calcext:value-type="float">
            <text:p>100</text:p>
          </table:table-cell>
          <table:table-cell table:formula="of:=[.A26]" office:value-type="float" office:value="415" calcext:value-type="float">
            <text:p>415</text:p>
          </table:table-cell>
          <table:table-cell table:formula="of:=[.B26]" office:value-type="float" office:value="605" calcext:value-type="float">
            <text:p>605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formula="of:=[.J21]/[.J20]" office:value-type="float" office:value="160.791666666667" calcext:value-type="float">
            <text:p>160,7916666667</text:p>
          </table:table-cell>
          <table:table-cell office:value-type="string" calcext:value-type="string">
            <text:p>a0</text:p>
          </table:table-cell>
          <table:table-cell table:formula="of:=[.J26]" office:value-type="float" office:value="160.791666666667" calcext:value-type="float">
            <text:p>160,79166666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X2</text:p>
          </table:table-cell>
          <table:table-cell table:formula="of:=[.J22]/[.J20]" office:value-type="float" office:value="0.441666666666667" calcext:value-type="float">
            <text:p>0,4416666667</text:p>
          </table:table-cell>
          <table:table-cell office:value-type="string" calcext:value-type="string">
            <text:p>a1</text:p>
          </table:table-cell>
          <table:table-cell table:formula="of:=[.J27]" office:value-type="float" office:value="0.441666666666667" calcext:value-type="float">
            <text:p>0,441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00" calcext:value-type="float">
            <text:p>500</text:p>
          </table:table-cell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98" calcext:value-type="float">
            <text:p>98</text:p>
          </table:table-cell>
          <table:table-cell/>
          <table:table-cell table:formula="of:=([.A28]*[.B29]*[.C30])+([.B28]*[.C29]*[.D30])+([.C28]*[.D29]*[.E30])-([.A30]*[.B29]*[.C28])-([.B30]*[.C29]*[.D28])-([.C30]*[.D29]*[.E28])" office:value-type="float" office:value="106000" calcext:value-type="float">
            <text:p>106000</text:p>
          </table:table-cell>
          <table:table-cell/>
          <table:table-cell office:value-type="string" calcext:value-type="string">
            <text:p>X3</text:p>
          </table:table-cell>
          <table:table-cell table:formula="of:=[.J23]/[.J20]" office:value-type="float" office:value="-0.13" calcext:value-type="float">
            <text:p>-0,13</text:p>
          </table:table-cell>
          <table:table-cell office:value-type="string" calcext:value-type="string">
            <text:p>a2</text:p>
          </table:table-cell>
          <table:table-cell table:formula="of:=[.J28]" office:value-type="float" office:value="-0.13" calcext:value-type="float">
            <text:p>-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15" calcext:value-type="float">
            <text:p>415</text:p>
          </table:table-cell>
          <table:table-cell table:number-columns-repeated="3"/>
          <table:table-cell office:value-type="string" calcext:value-type="string">
            <text:p>XZ1</text:p>
          </table:table-cell>
          <table:table-cell table:formula="of:=[.A20]*[.$L$26]+[.B20]*[.$L$27]+[.C20]*[.$L$28]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XZ2</text:p>
          </table:table-cell>
          <table:table-cell table:formula="of:=[.A21]*[.$L$26]+[.B21]*[.$L$27]+[.C21]*[.$L$28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5" calcext:value-type="float">
            <text:p>5</text:p>
          </table:table-cell>
          <table:table-cell/>
          <table:table-cell table:formula="of:=([.A32]*[.B33]*[.C34])+([.B32]*[.C33]*[.D34])+([.C32]*[.D33]*[.E34])-([.A34]*[.B33]*[.C32])-([.B34]*[.C33]*[.D32])-([.C34]*[.D33]*[.E32])" office:value-type="float" office:value="-31200" calcext:value-type="float">
            <text:p>-31200</text:p>
          </table:table-cell>
          <table:table-cell/>
          <table:table-cell office:value-type="string" calcext:value-type="string">
            <text:p>XZ3</text:p>
          </table:table-cell>
          <table:table-cell table:formula="of:=[.A22]*[.$L$26]+[.B22]*[.$L$27]+[.C22]*[.$L$28]"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[.A33]" office:value-type="float" office:value="1" calcext:value-type="float">
            <text:p>1</text:p>
          </table:table-cell>
          <table:table-cell table:formula="of:=[.B33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415" calcext:value-type="float">
            <text:p>415</text:p>
          </table:table-cell>
          <table:table-cell table:formula="of:=[.A34]" office:value-type="float" office:value="1" calcext:value-type="float">
            <text:p>1</text:p>
          </table:table-cell>
          <table:table-cell table:formula="of:=[.B34]" office:value-type="float" office:value="605" calcext:value-type="float">
            <text:p>6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1:03:51.916000000</meta:creation-date>
    <dc:date>2015-11-18T11:26:46.483000000</dc:date>
    <meta:editing-duration>PT8M19S</meta:editing-duration>
    <meta:editing-cycles>2</meta:editing-cycles>
    <meta:generator>LibreOffice/4.2.5.2$Windows_x86 LibreOffice_project/6ff819b65674ae6c83f3cbab9e4a4c2b292a7a94</meta:generator>
    <meta:document-statistic meta:table-count="1" meta:cell-count="182" meta:object-count="0"/>
  </office:meta>
</office:document-meta>
</file>